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7cm" svg:height="9.004cm" svg:x="12.445cm" svg:y="1.753cm">
            <draw:object draw:notify-on-update-of-ranges="Feuille1.D1:Feuille1.D5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1];[.B1];[.C1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];[.B2];[.C2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3];[.B3];[.C3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];[.B4];[.C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5];[.B5];[.C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6];[.B6];[.C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7];[.B7];[.C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8];[.B8];[.C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9];[.B9];[.C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0];[.B10];[.C1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1];[.B11];[.C1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2];[.B12];[.C1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3];[.B13];[.C1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4];[.B14];[.C1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5];[.B15];[.C1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6];[.B16];[.C1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7];[.B17];[.C1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8];[.B18];[.C1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9];[.B19];[.C1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0];[.B20];[.C2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1];[.B21];[.C2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2];[.B22];[.C2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3];[.B23];[.C2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4];[.B24];[.C2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5];[.B25];[.C2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6];[.B26];[.C2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7];[.B27];[.C2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8];[.B28];[.C2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9];[.B29];[.C2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0];[.B30];[.C3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1];[.B31];[.C3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2];[.B32];[.C3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3];[.B33];[.C3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4];[.B34];[.C3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5];[.B35];[.C3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6];[.B36];[.C3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7];[.B37];[.C3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8];[.B38];[.C3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39];[.B39];[.C3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40];[.B40];[.C40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41];[.B41];[.C41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42];[.B42];[.C42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43];[.B43];[.C43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44];[.B44];[.C4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5];[.B45];[.C4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6];[.B46];[.C4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7];[.B47];[.C4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8];[.B48];[.C4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49];[.B49];[.C4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50];[.B50];[.C5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51];[.B51];[.C5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52];[.B52];[.C5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53];[.B53];[.C5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54];[.B54];[.C5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55];[.B55];[.C5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56];[.B56];[.C5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57];[.B57];[.C5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58];[.B58];[.C5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59];[.B59];[.C5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60];[.B60];[.C6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61];[.B61];[.C6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62];[.B62];[.C6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63];[.B63];[.C6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64];[.B64];[.C6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65];[.B65];[.C6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66];[.B66];[.C6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67];[.B67];[.C6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68];[.B68];[.C6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69];[.B69];[.C6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70];[.B70];[.C7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71];[.B71];[.C7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72];[.B72];[.C7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73];[.B73];[.C7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74];[.B74];[.C7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75];[.B75];[.C7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76];[.B76];[.C7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77];[.B77];[.C7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78];[.B78];[.C7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79];[.B79];[.C7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80];[.B80];[.C80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81];[.B81];[.C81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82];[.B82];[.C82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83];[.B83];[.C83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84];[.B84];[.C8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85];[.B85];[.C8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86];[.B86];[.C8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87];[.B87];[.C8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88];[.B88];[.C8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89];[.B89];[.C8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90];[.B90];[.C9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91];[.B91];[.C9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92];[.B92];[.C9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93];[.B93];[.C9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94];[.B94];[.C9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95];[.B95];[.C9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96];[.B96];[.C9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97];[.B97];[.C9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98];[.B98];[.C9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99];[.B99];[.C9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100];[.B100];[.C10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101];[.B101];[.C10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102];[.B102];[.C10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103];[.B103];[.C10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104];[.B104];[.C10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105];[.B105];[.C10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106];[.B106];[.C10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107];[.B107];[.C10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108];[.B108];[.C10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09];[.B109];[.C10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10];[.B110];[.C11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11];[.B111];[.C11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12];[.B112];[.C11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13];[.B113];[.C11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14];[.B114];[.C11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15];[.B115];[.C11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16];[.B116];[.C11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17];[.B117];[.C11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18];[.B118];[.C11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19];[.B119];[.C11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20];[.B120];[.C120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21];[.B121];[.C121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22];[.B122];[.C122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23];[.B123];[.C123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124];[.B124];[.C12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25];[.B125];[.C12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26];[.B126];[.C12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27];[.B127];[.C12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28];[.B128];[.C12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29];[.B129];[.C12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30];[.B130];[.C13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31];[.B131];[.C13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32];[.B132];[.C13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33];[.B133];[.C13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34];[.B134];[.C13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35];[.B135];[.C13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36];[.B136];[.C13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37];[.B137];[.C13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38];[.B138];[.C13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39];[.B139];[.C13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40];[.B140];[.C14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41];[.B141];[.C14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42];[.B142];[.C14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43];[.B143];[.C14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44];[.B144];[.C14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45];[.B145];[.C14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46];[.B146];[.C14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47];[.B147];[.C14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148];[.B148];[.C14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49];[.B149];[.C14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50];[.B150];[.C15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51];[.B151];[.C15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52];[.B152];[.C15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53];[.B153];[.C15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54];[.B154];[.C15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55];[.B155];[.C15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56];[.B156];[.C15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57];[.B157];[.C15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58];[.B158];[.C15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59];[.B159];[.C15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60];[.B160];[.C160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61];[.B161];[.C161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62];[.B162];[.C162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63];[.B163];[.C163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164];[.B164];[.C16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65];[.B165];[.C16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66];[.B166];[.C16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67];[.B167];[.C16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68];[.B168];[.C16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69];[.B169];[.C16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70];[.B170];[.C17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71];[.B171];[.C17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72];[.B172];[.C17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73];[.B173];[.C17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74];[.B174];[.C17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75];[.B175];[.C17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76];[.B176];[.C17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77];[.B177];[.C17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78];[.B178];[.C17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79];[.B179];[.C17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80];[.B180];[.C18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81];[.B181];[.C18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82];[.B182];[.C18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83];[.B183];[.C18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84];[.B184];[.C18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85];[.B185];[.C18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86];[.B186];[.C18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87];[.B187];[.C18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188];[.B188];[.C18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89];[.B189];[.C18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90];[.B190];[.C19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91];[.B191];[.C19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92];[.B192];[.C19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93];[.B193];[.C19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94];[.B194];[.C19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95];[.B195];[.C19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96];[.B196];[.C19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97];[.B197];[.C19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98];[.B198];[.C19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199];[.B199];[.C19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00];[.B200];[.C200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01];[.B201];[.C201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02];[.B202];[.C202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03];[.B203];[.C203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204];[.B204];[.C20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05];[.B205];[.C20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06];[.B206];[.C20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07];[.B207];[.C20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08];[.B208];[.C20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09];[.B209];[.C20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10];[.B210];[.C21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11];[.B211];[.C21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12];[.B212];[.C21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13];[.B213];[.C21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14];[.B214];[.C21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15];[.B215];[.C21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16];[.B216];[.C21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17];[.B217];[.C21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18];[.B218];[.C21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19];[.B219];[.C21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20];[.B220];[.C22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21];[.B221];[.C22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22];[.B222];[.C22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23];[.B223];[.C22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24];[.B224];[.C22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25];[.B225];[.C22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26];[.B226];[.C22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27];[.B227];[.C22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228];[.B228];[.C22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29];[.B229];[.C22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30];[.B230];[.C23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31];[.B231];[.C23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32];[.B232];[.C23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33];[.B233];[.C23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34];[.B234];[.C23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35];[.B235];[.C23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36];[.B236];[.C23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37];[.B237];[.C23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38];[.B238];[.C23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39];[.B239];[.C23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40];[.B240];[.C240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41];[.B241];[.C241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42];[.B242];[.C242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43];[.B243];[.C243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244];[.B244];[.C24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45];[.B245];[.C24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46];[.B246];[.C24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47];[.B247];[.C24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48];[.B248];[.C24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49];[.B249];[.C24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50];[.B250];[.C25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51];[.B251];[.C25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52];[.B252];[.C25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53];[.B253];[.C25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54];[.B254];[.C25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55];[.B255];[.C25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56];[.B256];[.C25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57];[.B257];[.C25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58];[.B258];[.C25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59];[.B259];[.C25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60];[.B260];[.C26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61];[.B261];[.C26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62];[.B262];[.C26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63];[.B263];[.C26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64];[.B264];[.C26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65];[.B265];[.C26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66];[.B266];[.C26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67];[.B267];[.C26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268];[.B268];[.C26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69];[.B269];[.C26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70];[.B270];[.C27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71];[.B271];[.C27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72];[.B272];[.C27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73];[.B273];[.C27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74];[.B274];[.C27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75];[.B275];[.C27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76];[.B276];[.C27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77];[.B277];[.C27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78];[.B278];[.C27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79];[.B279];[.C27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80];[.B280];[.C280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81];[.B281];[.C281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82];[.B282];[.C282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83];[.B283];[.C283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284];[.B284];[.C28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85];[.B285];[.C28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86];[.B286];[.C28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87];[.B287];[.C28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88];[.B288];[.C28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89];[.B289];[.C28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90];[.B290];[.C29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91];[.B291];[.C29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92];[.B292];[.C29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93];[.B293];[.C29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94];[.B294];[.C29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95];[.B295];[.C29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96];[.B296];[.C29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97];[.B297];[.C29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98];[.B298];[.C29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299];[.B299];[.C29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00];[.B300];[.C30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01];[.B301];[.C30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02];[.B302];[.C30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03];[.B303];[.C30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04];[.B304];[.C30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05];[.B305];[.C30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06];[.B306];[.C30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07];[.B307];[.C30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08];[.B308];[.C30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09];[.B309];[.C30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10];[.B310];[.C31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11];[.B311];[.C31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12];[.B312];[.C31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13];[.B313];[.C31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14];[.B314];[.C31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15];[.B315];[.C31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16];[.B316];[.C31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17];[.B317];[.C31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18];[.B318];[.C31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19];[.B319];[.C31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20];[.B320];[.C320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21];[.B321];[.C321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22];[.B322];[.C322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23];[.B323];[.C323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table:formula="of:=MAX([.A324];[.B324];[.C32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25];[.B325];[.C32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26];[.B326];[.C32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27];[.B327];[.C32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28];[.B328];[.C32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29];[.B329];[.C32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30];[.B330];[.C33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31];[.B331];[.C33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32];[.B332];[.C33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33];[.B333];[.C33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34];[.B334];[.C33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35];[.B335];[.C33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36];[.B336];[.C33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37];[.B337];[.C33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38];[.B338];[.C33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39];[.B339];[.C33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40];[.B340];[.C34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41];[.B341];[.C34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42];[.B342];[.C34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43];[.B343];[.C34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44];[.B344];[.C34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45];[.B345];[.C34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46];[.B346];[.C34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47];[.B347];[.C34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MAX([.A348];[.B348];[.C34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49];[.B349];[.C34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50];[.B350];[.C35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51];[.B351];[.C35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52];[.B352];[.C35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53];[.B353];[.C35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54];[.B354];[.C35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55];[.B355];[.C35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56];[.B356];[.C35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57];[.B357];[.C35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58];[.B358];[.C35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59];[.B359];[.C35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60];[.B360];[.C360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61];[.B361];[.C361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62];[.B362];[.C362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63];[.B363];[.C363])"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table:formula="of:=MAX([.A364];[.B364];[.C36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65];[.B365];[.C36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66];[.B366];[.C36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67];[.B367];[.C36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68];[.B368];[.C36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69];[.B369];[.C36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70];[.B370];[.C37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71];[.B371];[.C37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72];[.B372];[.C37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73];[.B373];[.C37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74];[.B374];[.C37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75];[.B375];[.C37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76];[.B376];[.C37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77];[.B377];[.C37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78];[.B378];[.C37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79];[.B379];[.C379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80];[.B380];[.C380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81];[.B381];[.C381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82];[.B382];[.C382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83];[.B383];[.C383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84];[.B384];[.C384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85];[.B385];[.C385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86];[.B386];[.C386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87];[.B387];[.C387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388];[.B388];[.C388])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89];[.B389];[.C38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90];[.B390];[.C39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91];[.B391];[.C39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92];[.B392];[.C39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93];[.B393];[.C39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94];[.B394];[.C39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95];[.B395];[.C39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96];[.B396];[.C39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97];[.B397];[.C39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98];[.B398];[.C39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399];[.B399];[.C39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00];[.B400];[.C400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01];[.B401];[.C401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02];[.B402];[.C402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03];[.B403];[.C403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table:formula="of:=MAX([.A404];[.B404];[.C40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05];[.B405];[.C40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06];[.B406];[.C40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07];[.B407];[.C40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08];[.B408];[.C40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09];[.B409];[.C40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10];[.B410];[.C41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11];[.B411];[.C41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12];[.B412];[.C41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13];[.B413];[.C41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14];[.B414];[.C41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15];[.B415];[.C41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16];[.B416];[.C41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17];[.B417];[.C41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18];[.B418];[.C41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19];[.B419];[.C419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20];[.B420];[.C420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21];[.B421];[.C421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22];[.B422];[.C422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23];[.B423];[.C423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24];[.B424];[.C42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25];[.B425];[.C42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26];[.B426];[.C42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27];[.B427];[.C42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28];[.B428];[.C428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29];[.B429];[.C42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30];[.B430];[.C43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31];[.B431];[.C43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32];[.B432];[.C43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33];[.B433];[.C43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34];[.B434];[.C43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35];[.B435];[.C43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36];[.B436];[.C43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37];[.B437];[.C43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38];[.B438];[.C43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39];[.B439];[.C43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40];[.B440];[.C440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41];[.B441];[.C441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42];[.B442];[.C442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43];[.B443];[.C443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table:formula="of:=MAX([.A444];[.B444];[.C44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45];[.B445];[.C44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46];[.B446];[.C44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47];[.B447];[.C44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48];[.B448];[.C44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49];[.B449];[.C44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50];[.B450];[.C45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51];[.B451];[.C45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52];[.B452];[.C45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53];[.B453];[.C45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54];[.B454];[.C45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55];[.B455];[.C45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56];[.B456];[.C45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57];[.B457];[.C45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58];[.B458];[.C45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59];[.B459];[.C45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60];[.B460];[.C46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61];[.B461];[.C46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62];[.B462];[.C46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63];[.B463];[.C46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64];[.B464];[.C46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65];[.B465];[.C46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66];[.B466];[.C46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67];[.B467];[.C46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9000" calcext:value-type="float">
            <text:p>9000</text:p>
          </table:table-cell>
          <table:table-cell table:formula="of:=MAX([.A468];[.B468];[.C46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69];[.B469];[.C46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70];[.B470];[.C47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71];[.B471];[.C47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72];[.B472];[.C47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73];[.B473];[.C47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74];[.B474];[.C47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75];[.B475];[.C47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76];[.B476];[.C47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77];[.B477];[.C47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78];[.B478];[.C47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79];[.B479];[.C47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80];[.B480];[.C480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81];[.B481];[.C481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82];[.B482];[.C482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83];[.B483];[.C483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table:formula="of:=MAX([.A484];[.B484];[.C48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85];[.B485];[.C48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86];[.B486];[.C48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87];[.B487];[.C48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88];[.B488];[.C48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89];[.B489];[.C48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90];[.B490];[.C49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91];[.B491];[.C49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92];[.B492];[.C49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93];[.B493];[.C49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94];[.B494];[.C49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95];[.B495];[.C49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96];[.B496];[.C49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97];[.B497];[.C49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98];[.B498];[.C49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499];[.B499];[.C49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500];[.B500];[.C50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501];[.B501];[.C50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502];[.B502];[.C50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503];[.B503];[.C50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504];[.B504];[.C50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505];[.B505];[.C50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506];[.B506];[.C50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507];[.B507];[.C50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2" office:value-type="float" office:value="4000" calcext:value-type="float">
            <text:p>4000</text:p>
          </table:table-cell>
          <table:table-cell table:formula="of:=MAX([.A508];[.B508];[.C50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09];[.B509];[.C50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10];[.B510];[.C510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11];[.B511];[.C511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12];[.B512];[.C512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13];[.B513];[.C513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14];[.B514];[.C514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15];[.B515];[.C515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16];[.B516];[.C516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17];[.B517];[.C517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18];[.B518];[.C518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19];[.B519];[.C519])"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20];[.B520];[.C520])" office:value-type="float" office:value="9000" calcext:value-type="float">
            <text:p>9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21];[.B521];[.C521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22];[.B522];[.C522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23];[.B523];[.C523])" office:value-type="float" office:value="4000" calcext:value-type="float">
            <text:p>4000</text:p>
          </table:table-cell>
        </table:table-row>
        <table:table-row table:style-name="ro1">
          <table:table-cell table:number-columns-repeated="2" office:value-type="float" office:value="4000" calcext:value-type="float">
            <text:p>4000</text:p>
          </table:table-cell>
          <table:table-cell office:value-type="float" office:value="2000" calcext:value-type="float">
            <text:p>2000</text:p>
          </table:table-cell>
          <table:table-cell table:formula="of:=MAX([.A524];[.B524];[.C524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525];[.B525];[.C525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526];[.B526];[.C526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527];[.B527];[.C527])"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MAX([.A528];[.B528];[.C528])" office:value-type="float" office:value="4000" calcext:value-type="float">
            <text:p>4000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89" calcext:value-type="float">
            <text:p>189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1T20:24:22.171665378</meta:creation-date>
    <dc:date>2016-03-31T21:21:19.865769551</dc:date>
    <meta:editing-duration>PT42M54S</meta:editing-duration>
    <meta:editing-cycles>5</meta:editing-cycles>
    <meta:generator>LibreOffice/4.2.8.2$Linux_X86_64 LibreOffice_project/420m0$Build-2</meta:generator>
    <meta:document-statistic meta:table-count="1" meta:cell-count="21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066cm" svg:y="4.203cm" style:legend-expansion="high" chart:style-name="ch2"/>
        <chart:plot-area chart:style-name="ch3" table:cell-range-address="Feuille1.D1:Feuille1.D528" svg:x="0.319cm" svg:y="0.18cm" svg:width="12.428cm" svg:height="8.645cm">
          <chartooo:coordinate-region svg:x="1.496cm" svg:y="0.379cm" svg:width="11.251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1:Feuille1.D528" chart:class="chart:line">
            <chart:data-point chart:repeated="5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0">
                <text:p>9000</text:p>
                <draw:g>
                  <svg:desc>Feuille1.D1:Feuille1.D5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000">
                <text:p>900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000">
                <text:p>4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